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draw:fill-color="#eeeeee" draw:textarea-horizontal-align="justify" draw:textarea-vertical-align="middle" draw:auto-grow-height="false" fo:min-height="2.461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1.588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1.746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2.09cm" fo:min-width="3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3.837cm" svg:height="2.461cm" svg:x="1.58cm" svg:y="8.664cm"><text:p text:style-name="P1">Cliente</text:p><text:p text:style-name="P1">(nome, sobrenome, </text:p><text:p text:style-name="P1">endereço, telefone, </text:p><text:p text:style-name="P1">imprime nome)</text:p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2" svg:width="3.837cm" svg:height="1.588cm" svg:x="9.888cm" svg:y="8.638cm"><text:p text:style-name="P1">Conta</text:p><text:p text:style-name="P1">(id, saldo)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Forma1" draw:style-name="gr2" draw:text-style-name="P2" svg:width="3.837cm" svg:height="1.588cm" svg:x="7.216cm" svg:y="12.263cm"><text:p text:style-name="P1">Corrente</text:p><text:p text:style-name="P1">(limite de crédito)</text:p><draw:enhanced-geometry svg:viewBox="0 0 21600 21600" draw:type="rectangle" draw:enhanced-path="M 0 0 L 21600 0 21600 21600 0 21600 0 0 Z N"/></draw:custom-shape><draw:custom-shape text:anchor-type="paragraph" draw:z-index="3" draw:name="Forma1" draw:style-name="gr3" draw:text-style-name="P2" svg:width="3.837cm" svg:height="1.747cm" svg:x="12.852cm" svg:y="12.183cm"><text:p text:style-name="P1">Investimento</text:p><text:p text:style-name="P1"/><draw:enhanced-geometry svg:viewBox="0 0 21600 21600" draw:type="rectangle" draw:enhanced-path="M 0 0 L 21600 0 21600 21600 0 21600 0 0 Z N"/></draw:custom-shape><draw:line text:anchor-type="paragraph" draw:z-index="4" draw:name="Forma2" draw:style-name="gr4" draw:text-style-name="P1" svg:x1="11.37cm" svg:y1="10.225cm" svg:x2="9.677cm" svg:y2="12.262cm"><text:p/></draw:line><draw:line text:anchor-type="paragraph" draw:z-index="5" draw:name="Forma3" draw:style-name="gr4" draw:text-style-name="P1" svg:x1="12.455cm" svg:y1="10.225cm" svg:x2="14.439cm" svg:y2="12.183cm"><text:p/></draw:line><draw:custom-shape text:anchor-type="paragraph" draw:z-index="6" draw:name="Forma1" draw:style-name="gr2" draw:text-style-name="P2" svg:width="3.837cm" svg:height="1.588cm" svg:x="12.984cm" svg:y="15.199cm"><text:p text:style-name="P1">Tipo de aplicação</text:p><text:p text:style-name="P1">(rendimentos + ou -)</text:p><text:p text:style-name="P1"/><draw:enhanced-geometry svg:viewBox="0 0 21600 21600" draw:type="rectangle" draw:enhanced-path="M 0 0 L 21600 0 21600 21600 0 21600 0 0 Z N"/></draw:custom-shape><draw:line text:anchor-type="paragraph" draw:z-index="7" draw:name="Forma4" draw:style-name="gr4" draw:text-style-name="P1" svg:x1="14.783cm" svg:y1="13.929cm" svg:x2="14.809cm" svg:y2="15.199cm"><text:p/></draw:line><draw:custom-shape text:anchor-type="paragraph" draw:z-index="8" draw:name="Forma1" draw:style-name="gr2" draw:text-style-name="P2" svg:width="3.837cm" svg:height="1.588cm" svg:x="2.242cm" svg:y="4.008cm"><text:p text:style-name="P1">Movimentação</text:p><draw:enhanced-geometry svg:viewBox="0 0 21600 21600" draw:type="rectangle" draw:enhanced-path="M 0 0 L 21600 0 21600 21600 0 21600 0 0 Z N"/></draw:custom-shape><draw:line text:anchor-type="paragraph" draw:z-index="9" draw:name="Forma5" draw:style-name="gr4" draw:text-style-name="P1" svg:x1="11.502cm" svg:y1="5.833cm" svg:x2="11.502cm" svg:y2="8.638cm"><text:p/></draw:line><draw:custom-shape text:anchor-type="paragraph" draw:z-index="10" draw:name="Forma1" draw:style-name="gr2" draw:text-style-name="P2" svg:width="3.837cm" svg:height="1.588cm" svg:x="9.783cm" svg:y="0.594cm"><text:p text:style-name="P1">ManipulaConta</text:p><text:p text:style-name="P1">(débitos, créditos)</text:p><draw:enhanced-geometry svg:viewBox="0 0 21600 21600" draw:type="rectangle" draw:enhanced-path="M 0 0 L 21600 0 21600 21600 0 21600 0 0 Z N"/></draw:custom-shape><draw:line text:anchor-type="paragraph" draw:z-index="11" draw:name="Forma6" draw:style-name="gr4" draw:text-style-name="P1" svg:x1="11.581cm" svg:y1="4.246cm" svg:x2="11.555cm" svg:y2="2.182cm"><text:p/></draw:line><draw:line text:anchor-type="paragraph" draw:z-index="12" draw:name="Forma7" draw:style-name="gr4" draw:text-style-name="P1" svg:x1="9.888cm" svg:y1="9.379cm" svg:x2="5.417cm" svg:y2="9.432cm"><text:p/></draw:line><draw:frame text:anchor-type="paragraph" draw:z-index="13" draw:name="Forma8" draw:style-name="gr5" draw:text-style-name="P3" svg:width="1.562cm" svg:height="0.53cm" svg:x="6.555cm" svg:y="8.849cm"><draw:text-box><text:p>possui</text:p></draw:text-box></draw:frame><draw:custom-shape text:anchor-type="paragraph" draw:z-index="14" draw:name="Forma1" draw:style-name="gr6" draw:text-style-name="P2" svg:width="3.837cm" svg:height="2.091cm" svg:x="9.65cm" svg:y="4.219cm"><text:p text:style-name="P1">Operação</text:p><text:p text:style-name="P1">(saque, depósito,</text:p><text:p text:style-name="P1">transferência, extrato,</text:p><text:p text:style-name="P1">saldo, taxas)</text:p><draw:enhanced-geometry svg:viewBox="0 0 21600 21600" draw:type="rectangle" draw:enhanced-path="M 0 0 L 21600 0 21600 21600 0 21600 0 0 Z N"/></draw:custom-shape><draw:frame text:anchor-type="paragraph" draw:z-index="15" draw:name="Forma8" draw:style-name="gr5" draw:text-style-name="P3" svg:width="1.562cm" svg:height="0.53cm" svg:x="11.767cm" svg:y="3.002cm"><draw:text-box><text:p>realiza</text:p></draw:text-box></draw:frame><draw:frame text:anchor-type="paragraph" draw:z-index="16" draw:name="Forma8" draw:style-name="gr5" draw:text-style-name="P3" svg:width="1.562cm" svg:height="0.53cm" svg:x="11.767cm" svg:y="6.786cm"><draw:text-box><text:p>opera</text:p></draw:text-box></draw:frame><draw:line text:anchor-type="paragraph" draw:z-index="17" draw:name="Forma9" draw:style-name="gr4" draw:text-style-name="P1" svg:x1="9.65cm" svg:y1="4.96cm" svg:x2="6.078cm" svg:y2="4.907cm"><text:p/></draw:line><draw:frame text:anchor-type="paragraph" draw:z-index="18" draw:name="Forma8" draw:style-name="gr5" draw:text-style-name="P3" svg:width="1.562cm" svg:height="0.53cm" svg:x="7.004cm" svg:y="4.219cm"><draw:text-box><text:p>gera</text:p></draw:text-box></draw:frame><draw:frame text:anchor-type="paragraph" draw:z-index="19" draw:name="Forma8" draw:style-name="gr5" draw:text-style-name="P3" svg:width="1.562cm" svg:height="0.53cm" svg:x="15.233cm" svg:y="14.194cm"><draw:text-box><text:p>possui</text:p></draw:text-box></draw:frame><draw:custom-shape text:anchor-type="paragraph" draw:z-index="20" draw:name="Forma1" draw:style-name="gr2" draw:text-style-name="P2" svg:width="3.837cm" svg:height="1.588cm" svg:x="2.242cm" svg:y="-0.12cm"><text:p text:style-name="P1">Notificação</text:p><draw:enhanced-geometry svg:viewBox="0 0 21600 21600" draw:type="rectangle" draw:enhanced-path="M 0 0 L 21600 0 21600 21600 0 21600 0 0 Z N"/></draw:custom-shape><draw:line text:anchor-type="paragraph" draw:z-index="21" draw:name="Forma10" draw:style-name="gr4" draw:text-style-name="P1" svg:x1="9.65cm" svg:y1="4.219cm" svg:x2="6.078cm" svg:y2="0.621cm"><text:p/></draw:line><draw:frame text:anchor-type="paragraph" draw:z-index="22" draw:name="Forma8" draw:style-name="gr7" draw:text-style-name="P3" svg:width="1.985cm" svg:height="0.662cm" svg:x="5.814cm" svg:y="2.341cm"><draw:text-box><text:p>Pode gera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8:14:51.844000000</meta:creation-date>
    <dc:date>2019-09-16T18:50:40.615000000</dc:date>
    <meta:editing-duration>PT35M45S</meta:editing-duration>
    <meta:editing-cycles>1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